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63d" officeooo:paragraph-rsid="00057bb0"/>
    </style:style>
    <style:style style:name="P2" style:family="paragraph" style:parent-style-name="Standard">
      <style:text-properties officeooo:rsid="00057bb0" officeooo:paragraph-rsid="00057bb0"/>
    </style:style>
    <style:style style:name="P3" style:family="paragraph" style:parent-style-name="Standard">
      <style:text-properties officeooo:paragraph-rsid="0007e023"/>
    </style:style>
    <style:style style:name="P4" style:family="paragraph" style:parent-style-name="Standard">
      <style:text-properties officeooo:rsid="00088a17" officeooo:paragraph-rsid="00088a17"/>
    </style:style>
    <style:style style:name="P5" style:family="paragraph" style:parent-style-name="Standard">
      <style:text-properties officeooo:rsid="000980d9" officeooo:paragraph-rsid="000980d9"/>
    </style:style>
    <style:style style:name="T1" style:family="text">
      <style:text-properties officeooo:rsid="0004263d"/>
    </style:style>
    <style:style style:name="T2" style:family="text">
      <style:text-properties officeooo:rsid="00057b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7bb0" style:font-weight-asian="bold" style:font-weight-complex="bold"/>
    </style:style>
    <style:style style:name="T5" style:family="text">
      <style:text-properties fo:font-weight="bold" officeooo:rsid="00097797" style:font-weight-asian="bold" style:font-weight-complex="bold"/>
    </style:style>
    <style:style style:name="T6" style:family="text">
      <style:text-properties fo:font-weight="bold" officeooo:rsid="000980d9" style:font-weight-asian="bold" style:font-weight-complex="bold"/>
    </style:style>
    <style:style style:name="T7" style:family="text">
      <style:text-properties fo:font-weight="bold" officeooo:rsid="00088a1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7bb0" style:font-weight-asian="normal" style:font-weight-complex="normal"/>
    </style:style>
    <style:style style:name="T10" style:family="text">
      <style:text-properties fo:font-weight="normal" officeooo:rsid="00075913" style:font-weight-asian="normal" style:font-weight-complex="normal"/>
    </style:style>
    <style:style style:name="T11" style:family="text">
      <style:text-properties fo:font-weight="normal" officeooo:rsid="00088a17" style:font-weight-asian="normal" style:font-weight-complex="normal"/>
    </style:style>
    <style:style style:name="T12" style:family="text">
      <style:text-properties fo:font-weight="normal" officeooo:rsid="000aa0a9" style:font-weight-asian="normal" style:font-weight-complex="normal"/>
    </style:style>
    <style:style style:name="T13" style:family="text">
      <style:text-properties officeooo:rsid="0007e023"/>
    </style:style>
    <style:style style:name="T14" style:family="text">
      <style:text-properties fo:font-style="normal" officeooo:rsid="0007e023" style:font-style-asian="normal" style:font-style-complex="normal"/>
    </style:style>
    <style:style style:name="T15" style:family="text">
      <style:text-properties officeooo:rsid="00097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1959, <text:a xlink:type="simple" xlink:href="https://en.wikipedia.org/wiki/Arthur_Samuel">Arthur Samuel</text:a> defined machine learning as a "Field of study that gives computers the ability to learn without being explicitly programmed"</text:p>
      <text:p text:style-name="Standard"/>
      <text:p text:style-name="P4">For millennia, humans (and other animals) have tried to understand the rules that govern the phenomena that happen around them based on observations. This <text:span text:style-name="T15">knowledge </text:span>allowed for prediction <text:span text:style-name="T15">and inventions that improved their way of living, such as empirical laws in any field of fundamental science and consequently applied science. In the last </text:span><text:span text:style-name="T5">5 </text:span><text:span text:style-name="T15">decades, w</text:span><text:span text:style-name="T5">ith the advent of numerous kinds of sensors and fast electronics </text:span><text:span text:style-name="T6">and large storage capacity</text:span><text:span text:style-name="T15">, observations are becoming more and more detailed and it appears that this way of learning has become more and more necessary in the present.</text:span></text:p>
      <text:p text:style-name="P5">(Bridge )</text:p>
      <text:p text:style-name="P3"><text:span text:style-name="T1">Machine Learning is a subfield of computer science that studies and develops algorithms meant to find new structures or rules on which some given experiment/phenomenon is based. </text:span></text:p>
      <text:p text:style-name="P3"/>
      <text:p text:style-name="P3"><text:span text:style-name="T1">Arthur Samuel defined machine learning as a "Field of study that gives computers the ability to learn without being explicitly programmed" (</text:span><text:span text:style-name="Citation">Phil Simon (March 18, 2013). Too Big to Ignore: The Business Case for Big Data. Wiley. p.89. ISBN 978-1-118-63817-0.</text:span><text:span text:style-name="Citation"><text:span text:style-name="T13">)</text:span></text:span></text:p>
      <text:p text:style-name="P3"/>
      <text:p text:style-name="P4">In this context, a dataset consists of <text:span text:style-name="T3">m</text:span> points (examples) on a <text:span text:style-name="T3">n</text:span>-dimensional space (input space). <text:span text:style-name="Citation"><text:span text:style-name="T14">If to each input there exists an extra object representing the “true” value that the experiment output, the </text:span></text:span><text:span text:style-name="T2">dataset is said to be </text:span><text:span text:style-name="T4">labeled</text:span><text:span text:style-name="T2"> otherwise it is </text:span><text:span text:style-name="T4">unlabeled</text:span><text:span text:style-name="T2">. </text:span></text:p>
      <text:p text:style-name="P4"/>
      <text:p text:style-name="P4"/>
      <text:p text:style-name="P3"><text:span text:style-name="Citation">These algorithms are fed some dataset that was the input of the experime</text:span><text:span text:style-name="Citation"><text:span text:style-name="T14">nt. </text:span></text:span></text:p>
      <text:p text:style-name="P3"><text:span text:style-name="T2">In labeled datasets, each sample (n-dimensional) has </text:span><text:span text:style-name="T4">attached</text:span><text:span text:style-name="T2"> </text:span><text:span text:style-name="T4"><text:s/></text:span><text:span text:style-name="T9">a “right answer”. With this kind of dataset, the computer </text:span><text:span text:style-name="T12">trains (modifies)</text:span><text:span text:style-name="T9"> its rule/model </text:span><text:span text:style-name="T11">according to</text:span><text:span text:style-name="T9"> some measure of similarity (e.g. Mean-Squared Error) between the </text:span><text:span text:style-name="T11">output of the model under the </text:span><text:span text:style-name="T9">current </text:span><text:span text:style-name="T11">configuration </text:span><text:span text:style-name="T9">and the corresponding labels. These algorithms are called </text:span><text:span text:style-name="T4">supervised learning algorithms</text:span><text:span text:style-name="T9">.</text:span></text:p>
      <text:p text:style-name="P2"><text:span text:style-name="T9">W</text:span><text:span text:style-name="T8">hen using unlabeled datasets, the computer doesn't have a “right answer” to compare its output </text:span><text:span text:style-name="T11">to</text:span><text:span text:style-name="T8"> and thus has to evolve based on some heuristic, such as maximization of </text:span><text:span text:style-name="T10">uncorrelatedness in the case of Principal Component Analysis. </text:span><text:span text:style-name="T11">This kind of algorithms are called </text:span><text:span text:style-name="T7">unsupervised learning algorithms</text:span><text:span text:style-name="T11">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4:48:03.876316959</meta:creation-date>
    <dc:date>2016-03-29T11:12:12.947358729</dc:date>
    <meta:editing-duration>PT19H50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41" meta:character-count="2193" meta:non-whitespace-character-count="1857"/>
  </office:meta>
</office:document-meta>
</file>